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style="normal" style:font-style-asian="normal" style:font-style-complex="normal"/>
    </style:style>
    <style:style style:name="P4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8" style:family="text">
      <style:text-properties fo:font-style="normal" style:text-underline-style="none" style:font-style-asian="normal" style:font-style-complex="normal"/>
    </style:style>
    <style:style style:name="T9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rom <text:span text:style-name="T1">GAMES</text:span> magazine:</text:p>
      <text:p text:style-name="Standard"><text:tab/>Every clue in a cryptic crossword has two parts: a definition of the answer and a literal indication of the answer via wordplay. Either half may come first; finding the dividing point between the parts is key to solving. Below are described eight common methods by which hints are given via wordplay, any combination of these gimmicks [and others!] may be used.</text:p>
      <text:p text:style-name="Standard"><text:tab/>Expect to see references to abbreviations (<text:span text:style-name="T2">doctor</text:span><text:span text:style-name="T5"> for DR, </text:span><text:span text:style-name="T2">Hawaii</text:span><text:span text:style-name="T5"> for HI, or </text:span><text:span text:style-name="T2">university</text:span><text:span text:style-name="T5"> for U), chemical symbols (</text:span><text:span text:style-name="T2">iron</text:span><text:span text:style-name="T5"> for FE), Roman numerals (</text:span><text:span text:style-name="T2">five</text:span><text:span text:style-name="T5"> for V), and parts of words (</text:span><text:span text:style-name="T2">end of year</text:span><text:span text:style-name="T5"> for R, </text:span><text:span text:style-name="T2">head of cabbage</text:span><text:span text:style-name="T5"> for C, or </text:span><text:span text:style-name="T2">heart of stone</text:span><text:span text:style-name="T5"> for O). [</text:span><text:span text:style-name="T9">Also </text:span><text:span text:style-name="T4">one</text:span><text:span text:style-name="T9"> for A or AN, </text:span><text:span text:style-name="T4">nothing</text:span><text:span text:style-name="T9"> for O, etc.]</text:span></text:p>
      <text:p text:style-name="Standard"><text:span text:style-name="T5"><text:tab/>A clue with an exclamation point may be what's called an </text:span><text:span text:style-name="T2">&amp; lit.</text:span><text:span text:style-name="T5"> clue, in which the two halves overlap, so the whole clue is both a definition </text:span><text:span text:style-name="T2">and</text:span><text:span text:style-name="T5"> a cryptic indication of the answer, as in </text:span><text:span text:style-name="T2">Terribly angered!</text:span><text:span text:style-name="T5"> For ENRAGED (see “Anagrams” below).</text:span></text:p>
      <text:p text:style-name="P3"/>
      <text:p text:style-name="P2"><text:span text:style-name="T5">Anagrams:</text:span><text:span text:style-name="T6"> The answer appears in anagrammed form, preceded or followed by a word or phrase that suggests mixing, as in </text:span><text:span text:style-name="T3">Changing times</text:span><text:span text:style-name="T6"> for ITEMS.</text:span></text:p>
      <text:p text:style-name="P4"/>
      <text:p text:style-name="P2"><text:span text:style-name="T5">Deletions:</text:span><text:span text:style-name="T6"> Deletions come in three varieties: beheadments, curtailments, and internal deletions. The clue always contains a word or phrase indicating the deletion. Examples: </text:span><text:span text:style-name="T3">Uncovered bent charm</text:span><text:span text:style-name="T6"> for ENCHANT, a beheadment of PENCHANT; </text:span><text:span text:style-name="T3">Fiery bird without a tail</text:span><text:span text:style-name="T6"> for FLAMING, a curtailment of FLAMINGO; and </text:span><text:span text:style-name="T3">Heartless miserly bloke</text:span><text:span text:style-name="T6"> for CHAP, and internal deletion of CHEAP. [Also </text:span><text:span text:style-name="T3">after the first</text:span><text:span text:style-name="T6">, </text:span><text:span text:style-name="T3">endless, </text:span><text:span text:style-name="T6">etc.]</text:span></text:p>
      <text:p text:style-name="P4"/>
      <text:p text:style-name="P2"><text:span text:style-name="T5">Charades:</text:span><text:span text:style-name="T6"> The answer is broken into smaller words that are clued individually, as in </text:span><text:span text:style-name="T3">Auto animal covering</text:span><text:span text:style-name="T6"> for CARPET</text:span><text:span text:style-name="T3">.</text:span></text:p>
      <text:p text:style-name="P4"/>
      <text:p text:style-name="P2"><text:span text:style-name="T5">Containers:</text:span><text:span text:style-name="T6"> A word such as PATIENTS “contains” TIE inside PANTS, so it might be clued as </text:span><text:span text:style-name="T3">Hospital residents make knots in trousers</text:span><text:span text:style-name="T6">.</text:span></text:p>
      <text:p text:style-name="P4"/>
      <text:p text:style-name="P2"><text:span text:style-name="T5">Hidden answers:</text:span><text:span text:style-name="T6"> The answer may appear intact, albeit camouflaged, in the clue. Example: </text:span><text:span text:style-name="T3">Myopic colonel clutches flute</text:span><text:span text:style-name="T6"> for PICCOLO (myo</text:span><text:span text:style-name="T7">pic colo</text:span><text:span text:style-name="T9">nel).</text:span></text:p>
      <text:p text:style-name="P5"/>
      <text:p text:style-name="P2"><text:span text:style-name="T8">Homophones:</text:span><text:span text:style-name="T9"> A word that sounds like the answer, indicated by use of a giveaway phrase such as “We hear” or “as they say.” Example: </text:span><text:span text:style-name="T4">Counted frozen chicken out loud</text:span><text:span text:style-name="T9"> for NUMBERED (“numb bird”).</text:span></text:p>
      <text:p text:style-name="P5"/>
      <text:p text:style-name="P2"><text:span text:style-name="T8">Reversals:</text:span><text:span text:style-name="T9"> A synonym for “backward” or “overturn” in a clue may indicate a reversal, as in </text:span><text:span text:style-name="T4">Returned beer fit for a king</text:span><text:span text:style-name="T9"> (LAGER reversed) for REGAL. [Direction names are also common indicators (</text:span><text:span text:style-name="T4">left</text:span><text:span text:style-name="T9">, </text:span><text:span text:style-name="T4">north</text:span><text:span text:style-name="T9">, etc.).]</text:span></text:p>
      <text:p text:style-name="P5"/>
      <text:p text:style-name="P2"><text:span text:style-name="T8">Double definitions:</text:span><text:span text:style-name="T9"> The clue has no wordplay half; instead, it has two definition halves, as in </text:span><text:span text:style-name="T4">Scooter was blue</text:span><text:span text:style-name="T9"> for MOPED.</text:span></text:p>
      <text:p text:style-name="P5"/>
      <text:p text:style-name="P2"><text:span text:style-name="T9">There are other types – </text:span><text:span text:style-name="T8">Anything goes!</text:span></text:p>
      <text:p text:style-name="P6"/>
      <text:p text:style-name="P5">Here are a few more solved examples from GAMES magazine October, 2009:</text:p>
      <text:p text:style-name="P5"/>
      <text:p text:style-name="P2">Clues</text:p>
      <text:p text:style-name="P5">1. Lincoln's assassin standing before Illinois burial place (4,4)</text:p>
      <text:p text:style-name="P5">2. Evaluates famous trial defendant (6)</text:p>
      <text:p text:style-name="P5">3. Look back among cuffs for some hosiery (4,5)</text:p>
      <text:p text:style-name="P5">4. Bananas, lemon, with breakfast fruit (5)</text:p>
      <text:p text:style-name="P5">5. Reportedly loose misses (5)</text:p>
      <text:p text:style-name="P5">6. Rev. Spooner's cornmeal with sweetener and clams for the silent (4,5)</text:p>
      <text:p text:style-name="P5">7. Saint in neutral-colored sports car (8)</text:p>
      <text:p text:style-name="P5">8. Get out small stuff (5)</text:p>
      <text:p text:style-name="P5">9. Royal one keeping “loose lip” law (9)</text:p>
      <text:p text:style-name="P5"/>
      <text:p text:style-name="P2">Answers</text:p>
      <text:p text:style-name="P5">1. BOOT HILL = BOOTH + (“standing before”) ILL (common abbreviation of Illinois)</text:p>
      <text:p text:style-name="P5">2. SCOPES (double definition)</text:p>
      <text:p text:style-name="P5">3. KNEE SOCKS = SEE (look) reversed (“back”) inside (“among”) KNOCKS (cuffs)</text:p>
      <text:p text:style-name="P5">4. MELON = LEMON anagrammed (“bananas”)</text:p>
      <text:p text:style-name="P5">5. LACKS = LAX (loose) homophone <text:s/>(“reportedly”)</text:p>
      <text:p text:style-name="P2"><text:span text:style-name="T9">6. HUSH MONEY = MUSH HONEY </text:span><text:span text:style-name="T8"><text:s/></text:span><text:span text:style-name="T9">Spoonerism (switch initial consonants)</text:span></text:p>
      <text:p text:style-name="P5">7. STINGRAY = ST + IN + GRAY</text:p>
      <text:p text:style-name="P5">8. SCRAM = S(mall) + CRAM (“stuff”)</text:p>
      <text:p text:style-name="P5">9. PRINCIPLE = PRINCE (“royal one”) containing (“keeping”) <text:s/>LIP anagrammed (“loose”, or “allowed to move around”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columns fo:column-count="3" fo:column-gap="0.2in">
          <style:column style:rel-width="21845*" fo:start-indent="0in" fo:end-indent="0.1in"/>
          <style:column style:rel-width="21845*" fo:start-indent="0.1in" fo:end-indent="0.1in"/>
          <style:column style:rel-width="21845*" fo:start-indent="0.1in" fo:end-indent="0in"/>
        </style:columns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Doug Rogers</meta:initial-creator>
    <meta:creation-date>2009-12-12T23:49:01</meta:creation-date>
    <dc:date>2009-12-17T00:21:55</dc:date>
    <dc:creator>Doug Rogers</dc:creator>
    <meta:editing-duration>PT00H23M06S</meta:editing-duration>
    <meta:editing-cycles>4</meta:editing-cycles>
    <meta:generator>OpenOffice.org/3.1$Linux OpenOffice.org_project/310m19$Build-9420</meta:generator>
    <meta:document-statistic meta:table-count="0" meta:image-count="0" meta:object-count="0" meta:page-count="1" meta:paragraph-count="34" meta:word-count="581" meta:character-count="3421"/>
  </office:meta>
</office:document-meta>
</file>